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fo:color="#ff0000" style:font-name="Courier New" fo:font-size="12pt" style:font-name-asian="Courier New" style:font-size-asian="12pt" style:font-name-complex="Courier New" style:font-size-complex="12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ff0000" style:font-name="Courier New" fo:font-size="12pt" style:font-name-asian="Courier New" style:font-size-asian="12pt" style:font-name-complex="Courier New"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text-properties fo:color="#ff0000" style:font-name="Courier New" fo:font-size="12pt" style:font-name-asian="Courier New" style:font-size-asian="12pt" style:font-name-complex="Courier New" style:font-size-complex="12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ff0000" style:font-name="Courier New" fo:font-size="12pt" style:font-name-asian="Courier New" style:font-size-asian="12pt" style:font-name-complex="Courier New" style:font-size-complex="12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ff0000" style:font-name="Courier New" fo:font-size="12pt" style:font-name-asian="Courier New" style:font-size-asian="12pt" style:font-name-complex="Courier New"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ff0000" style:font-name="Courier New" fo:font-size="12pt" style:font-name-asian="Courier New" style:font-size-asian="12pt" style:font-name-complex="Courier New" style:font-size-complex="12pt"/>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Heading_20_2">
      <style:text-properties fo:font-weight="normal"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color="#ff0000"/>
    </style:style>
    <style:style style:name="T6" style:family="text">
      <style:text-properties fo:color="#ff0000" style:font-name="Courier New" fo:font-size="12pt" fo:font-weight="normal" style:font-name-asian="Courier New" style:font-size-asian="12pt" style:font-weight-asian="normal" style:font-name-complex="Courier New" style:font-size-complex="12pt" style:font-weight-complex="normal"/>
    </style:style>
    <style:style style:name="T7" style:family="text">
      <style:text-properties style:font-name="Courier New"/>
    </style:style>
    <style:style style:name="T8" style:family="text">
      <style:text-properties fo:font-size="12pt"/>
    </style:style>
    <style:style style:name="T9" style:family="text">
      <style:text-properties style:font-name-asian="Courier New"/>
    </style:style>
    <style:style style:name="T10" style:family="text">
      <style:text-properties style:font-size-asian="12pt"/>
    </style:style>
    <style:style style:name="T11" style:family="text">
      <style:text-properties style:font-name-complex="Courier New"/>
    </style:style>
    <style:style style:name="T12" style:family="text">
      <style:text-properties style:font-size-complex="12pt"/>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Hanno User Guide 1.x</text:h>
      <text:h text:style-name="Heading_20_2" text:outline-level="2" text:is-list-header="true"><text:span text:style-name="Strong_20_Emphasis"><text:span text:style-name="T2">Introduction</text:span></text:span></text:h>
      <text:p text:style-name="Text_20_body"><text:span text:style-name="Strong_20_Emphasis"><text:span text:style-name="T2">Hanno is a test automation framework in Java that uses the model-based testing paradigm. It can be used to develop an automated testing tool for any web application.</text:span></text:span></text:p>
      <text:p text:style-name="Text_20_body"><text:span text:style-name="Strong_20_Emphasis"><text:span text:style-name="T2">Hanno implements a model-based test automation approach. To test a web application, an SCXML model is created to describe the application behavior. A Java class is created with methods for each event or state in the model. Each method calls Watij code to execute the event in Internet Explorer, or to verify that the browser is in the correct state. The Java class is run by an engine with a simple algorithm to determine which event to execute next. The order of test execution is not predetermined.</text:span></text:span></text:p>
      <text:p text:style-name="Text_20_body"><text:span text:style-name="Strong_20_Emphasis"><text:span text:style-name="T2">Capturing the application behavior in a model enables a complex application to be tested with a smaller amount of information that can be easier to maintain than a large test script library. The dynamic <text:s/>nature of the test execution can also find new bugs because new test sequences are executed on each run.</text:span></text:span></text:p>
      <text:p text:style-name="Text_20_body"><text:span text:style-name="Strong_20_Emphasis"><text:span text:style-name="T2">Hanno is an open source project released under GPL license. It is hosted on SourceForge.net at </text:span></text:span><text:a xlink:type="simple" xlink:href="http://sourceforge.net/projects/hanno/"><text:span text:style-name="Strong_20_Emphasis"><text:span text:style-name="T2">http://sourceforge.net/projects/hanno/.</text:span></text:span></text:a></text:p>
      <text:h text:style-name="Heading_20_2" text:outline-level="2" text:is-list-header="true"><text:span text:style-name="Strong_20_Emphasis"><text:span text:style-name="T2">System Requirements</text:span></text:span></text:h>
      <text:p text:style-name="Text_20_body"><text:span text:style-name="Strong_20_Emphasis"><text:span text:style-name="T2">Hanno runs on Windows with Internet Explorer. It was developed on Windows XP in Eclipse SDK 3.3.0. It requires the following:</text:span></text:span></text:p>
      <text:list text:style-name="L1">
        <text:list-item>
          <text:p text:style-name="P9"><text:span text:style-name="Strong_20_Emphasis"><text:span text:style-name="T2">Java <text:s/>SE Development Kit 6 Update 4 (JDK 1.6.0_04)</text:span></text:span></text:p>
        </text:list-item>
        <text:list-item>
          <text:p text:style-name="P9"><text:span text:style-name="Strong_20_Emphasis"><text:span text:style-name="T2">Internet Explorer 7</text:span></text:span></text:p>
        </text:list-item>
        <text:list-item>
          <text:p text:style-name="P9"><text:span text:style-name="Strong_20_Emphasis"><text:span text:style-name="T2">Watij 3.2.1</text:span></text:span></text:p>
        </text:list-item>
        <text:list-item>
          <text:p text:style-name="P9"><text:span text:style-name="Strong_20_Emphasis"><text:span text:style-name="T2">Apache Commons SCXML 0.6</text:span></text:span></text:p>
        </text:list-item>
        <text:list-item>
          <text:p text:style-name="P9"><text:span text:style-name="Strong_20_Emphasis"><text:span text:style-name="T2">Junit 4.2</text:span></text:span></text:p>
        </text:list-item>
        <text:list-item>
          <text:p text:style-name="P9"><text:span text:style-name="Strong_20_Emphasis"><text:span text:style-name="T2">Ant 1.7 (to run from build file).</text:span></text:span></text:p>
        </text:list-item>
      </text:list>
      <text:h text:style-name="Heading_20_2" text:outline-level="2" text:is-list-header="true"><text:span text:style-name="Strong_20_Emphasis"><text:span text:style-name="T2">Installation</text:span></text:span></text:h>
      <text:list text:style-name="L1">
        <text:list-item>
          <text:p text:style-name="P9"><text:span text:style-name="Strong_20_Emphasis"><text:span text:style-name="T2">Download Hanno from the project site: </text:span></text:span><text:a xlink:type="simple" xlink:href="http://sourceforge.net/projects/hanno/"><text:span text:style-name="Strong_20_Emphasis"><text:span text:style-name="T2">http://sourceforge.net/projects/hanno/</text:span></text:span></text:a><text:span text:style-name="Strong_20_Emphasis"><text:span text:style-name="T2"> </text:span></text:span></text:p>
        </text:list-item>
        <text:list-item>
          <text:p text:style-name="P9"><text:span text:style-name="Strong_20_Emphasis"><text:span text:style-name="T2">Unzip the Hanno_X_xx.zip file. Extract or copy the Hanno folder to your workspace.</text:span></text:span></text:p>
        </text:list-item>
        <text:list-item>
          <text:p text:style-name="P9"><text:span text:style-name="Strong_20_Emphasis"><text:span text:style-name="T2">Import the project into your Java development environment. For Eclipse:</text:span></text:span></text:p>
          <text:list>
            <text:list-item>
              <text:p text:style-name="P9"><text:span text:style-name="Strong_20_Emphasis"><text:span text:style-name="T2">Select File -&gt; Import...</text:span></text:span></text:p>
            </text:list-item>
            <text:list-item>
              <text:p text:style-name="P9"><text:span text:style-name="Strong_20_Emphasis"><text:span text:style-name="T2">Select Existing Projects into Workspace. Select Next.</text:span></text:span></text:p>
            </text:list-item>
            <text:list-item>
              <text:p text:style-name="P9"><text:span text:style-name="Strong_20_Emphasis"><text:span text:style-name="T2">Select Browse. Browse to the Hanno folder. Select OK. Select Finish.</text:span></text:span></text:p>
            </text:list-item>
          </text:list>
        </text:list-item>
      </text:list>
      <text:p text:style-name="Text_20_body"/>
      <text:h text:style-name="Heading_20_2" text:outline-level="2" text:is-list-header="true"><text:span text:style-name="Strong_20_Emphasis"><text:span text:style-name="T2">Engine</text:span></text:span></text:h>
      <text:p text:style-name="Text_20_body"><text:span text:style-name="Strong_20_Emphasis"><text:span text:style-name="T2">The Hanno Engine consists of three Java classes:</text:span></text:span></text:p>
      <text:list text:style-name="L1">
        <text:list-item>
          <text:p text:style-name="P9"><text:span text:style-name="Strong_20_Emphasis"><text:span text:style-name="T2">hanno.engine.HannoRunner<text:tab/><text:tab/>Main application</text:span></text:span></text:p>
        </text:list-item>
        <text:list-item>
          <text:p text:style-name="P9"><text:span text:style-name="Strong_20_Emphasis"><text:span text:style-name="T2">hanno.engine.HannoStateMachine<text:tab/>Superclass for state machine classes</text:span></text:span></text:p>
        </text:list-item>
        <text:list-item>
          <text:p text:style-name="P9"><text:span text:style-name="Strong_20_Emphasis"><text:span text:style-name="T2">hanno.engine.HannoListener<text:tab/><text:tab/>Listens for events and calls event methods</text:span></text:span></text:p>
        </text:list-item>
      </text:list>
      <text:h text:style-name="Heading_20_2" text:outline-level="2" text:is-list-header="true"><text:span text:style-name="Strong_20_Emphasis"><text:span text:style-name="T2">Example project</text:span></text:span></text:h>
      <text:p text:style-name="Text_20_body"><text:span text:style-name="Strong_20_Emphasis"><text:span text:style-name="T2">Hanno includes an example project. It browses to several pages on the Wikipedia site. The source code for the example project is located under src/hava/hanno/examples/wikipedia. The project consists of two files:</text:span></text:span></text:p>
      <text:list text:style-name="L1">
        <text:list-item>
          <text:p text:style-name="P9"><text:span text:style-name="Strong_20_Emphasis"><text:span text:style-name="T2">wikipedia.xml<text:tab/><text:tab/><text:tab/><text:tab/>SCXML model for the Wikipedia site</text:span></text:span></text:p>
        </text:list-item>
        <text:list-item>
          <text:p text:style-name="P9"><text:span text:style-name="Strong_20_Emphasis"><text:span text:style-name="T2">WikipediaStateMachine.java<text:tab/><text:tab/>Java class with event and state methods for the model</text:span></text:span></text:p>
        </text:list-item>
      </text:list>
      <text:p text:style-name="Text_20_body"><text:span text:style-name="Strong_20_Emphasis"><text:span text:style-name="T2">The example project is intentionally simple and incomplete, and should be used for illustration purposes only. Hanno is not intended for testing public web sites, but for software test engineers to test their own <text:s/>projects.</text:span></text:span></text:p>
      <text:h text:style-name="P36" text:outline-level="2" text:is-list-header="true">Running the example project</text:h>
      <text:p text:style-name="Text_20_body"><text:span text:style-name="Strong_20_Emphasis"><text:span text:style-name="T2">There are several ways to run the example project:</text:span></text:span></text:p>
      <text:list text:style-name="L1">
        <text:list-item>
          <text:p text:style-name="P9"><text:span text:style-name="Strong_20_Emphasis"><text:span text:style-name="T2">In Eclipse, select the HannoRunner class and Run As Java Application.</text:span></text:span></text:p>
        </text:list-item>
        <text:list-item>
          <text:p text:style-name="P9"><text:span text:style-name="Strong_20_Emphasis"><text:span text:style-name="T2">In Eclipse, select the execute target of the build.xml file and Run As Ant Build.</text:span></text:span></text:p>
        </text:list-item>
        <text:list-item>
          <text:p text:style-name="P9"><text:span text:style-name="Strong_20_Emphasis"><text:span text:style-name="T2">From command line, enter:</text:span></text:span></text:p>
          <text:list>
            <text:list-item>
              <text:p text:style-name="P9"><text:span text:style-name="Strong_20_Emphasis"><text:span text:style-name="T2">java hanno.engine.HannoRunner</text:span></text:span></text:p>
            </text:list-item>
          </text:list>
        </text:list-item>
      </text:list>
      <text:p text:style-name="P20"><text:span text:style-name="Strong_20_Emphasis"><text:span text:style-name="T2">To run from command line, your Classpath must be set correctly. See the build.xml file for a list of Classpath entries.</text:span></text:span></text:p>
      <text:h text:style-name="P36" text:outline-level="2" text:is-list-header="true">Command Line options </text:h>
      <text:p text:style-name="Text_20_body">Hanno has the following command line options:</text:p>
      <text:list text:style-name="L1">
        <text:list-item>
          <text:p text:style-name="P9"><text:span text:style-name="Strong_20_Emphasis"><text:span text:style-name="T2">-c &lt;classname&gt;<text:tab/>run the specified class (default hanno.examples.wikipedia)</text:span></text:span></text:p>
        </text:list-item>
        <text:list-item>
          <text:p text:style-name="P9"><text:span text:style-name="Strong_20_Emphasis"><text:span text:style-name="T2">-o &lt;outputfile&gt; <text:tab/>output file events are logged to (default examples.wikipedia.log)</text:span></text:span></text:p>
        </text:list-item>
        <text:list-item>
          <text:p text:style-name="P9"><text:span text:style-name="Strong_20_Emphasis"><text:span text:style-name="T2">-s &lt;true or false&gt;<text:tab/>stop execution when all events have been covered (default false)</text:span></text:span></text:p>
        </text:list-item>
        <text:list-item>
          <text:p text:style-name="P9"><text:span text:style-name="Strong_20_Emphasis"><text:span text:style-name="T2">-l &lt;limit&gt;<text:tab/><text:tab/>stop execution after specified number of events (default 100) </text:span></text:span></text:p>
        </text:list-item>
        <text:list-item>
          <text:p text:style-name="P9"><text:span text:style-name="Strong_20_Emphasis"><text:span text:style-name="T2">-i &lt;inputfile&gt; <text:tab/><text:tab/>run from an event log file (default off)</text:span></text:span></text:p>
        </text:list-item>
      </text:list>
      <text:p text:style-name="P20"><text:span text:style-name="Strong_20_Emphasis"><text:span text:style-name="T2">If the -i option is set, execution is run from an event log file, rather than generating a new event sequence. The -o, -s. and -l options will be ignored if the -i option is set.</text:span></text:span></text:p>
      <text:p text:style-name="P20"><text:span text:style-name="Strong_20_Emphasis"><text:span text:style-name="T2">If the -s option is set true and -l is set, both options are used, so execution will stop after all events have been covered, or specified number of events have occurred, whichever comes first.</text:span></text:span></text:p>
      <text:h text:style-name="P36" text:outline-level="2" text:is-list-header="true">Output</text:h>
      <text:p text:style-name="P20"><text:span text:style-name="Strong_20_Emphasis"><text:span text:style-name="T2">The Commons SCXML engine that Hanno uses to run the state machine logs its output to System.err. In order for output to display properly, all other output is logged to System.err than System.out. When running in Eclipse, the last few lines of output would typically look like this:</text:span></text:span></text:p>
      <text:p text:style-name="P7">INFO: Current States: [help_contents_state]</text:p>
      <text:p text:style-name="P1">EVENT: wikipedia_community</text:p>
      <text:p text:style-name="P1">Feb 18, 2008 9:35:52 AM org.apache.commons.scxml.SCXMLExecutor logState</text:p>
      <text:p text:style-name="P1">INFO: Current States: [wikipedia_community_state]</text:p>
      <text:p text:style-name="P1">SUMMARY: Test steps 100</text:p>
      <text:p text:style-name="P1">SUMMARY: Total events 7</text:p>
      <text:p text:style-name="P1">SUMMARY: All events covered.</text:p>
      <text:p text:style-name="P8"><text:span text:style-name="Strong_20_Emphasis"><text:span text:style-name="T6">SUMMARY: End execution from state machine.</text:span></text:span></text:p>
      <text:p text:style-name="P20"><text:span text:style-name="Strong_20_Emphasis"><text:span text:style-name="T2"/></text:span></text:p>
      <text:p text:style-name="P20"><text:span text:style-name="Strong_20_Emphasis"><text:span text:style-name="T2">If execution stops prematurely, review the output as well as the log file. SCXML does not always stop executing on an Exception, so a failure at one point may not stop execution until sometime later.</text:span></text:span></text:p>
      <text:h text:style-name="Heading_20_2" text:outline-level="2" text:is-list-header="true"><text:span text:style-name="T2">Creating a new project </text:span></text:h>
      <text:p text:style-name="Text_20_body"><text:span text:style-name="Strong_20_Emphasis"><text:span text:style-name="T2">To create a new Hanno project, create a new folder under the src/java/hanno folder in the Hanno project folder. Copy the files from the src/java/hanno/examples/wikipedia folder and give them new names appropriate to the application you are testing.</text:span></text:span></text:p>
      <text:p text:style-name="Text_20_body"><text:span text:style-name="Strong_20_Emphasis"><text:span text:style-name="T2">Each project must include an XML file with an SCXML model of the application behavior you want to test, and a Java file with a subclass of HannoStateMachine that references the XML file in the same project folder. See the Example project.</text:span></text:span></text:p>
      <text:p text:style-name="Text_20_body"><text:span text:style-name="Strong_20_Emphasis"><text:span text:style-name="T2">Each state must have a unique name and a method with that name in the state machine class. Each transition must have an event. Each event must have an event method in the state machine class. An event may exist in more than one transition, but events may not have the same name as any state. <text:s/></text:span></text:span></text:p>
      <text:p text:style-name="Text_20_body"><text:span text:style-name="Strong_20_Emphasis"><text:span text:style-name="T2">It is recommended to build the XML model and Java class together incrementally, starting with the model of a single behavior, debugging, fixing, then adding more behaviors to the model and class. </text:span></text:span></text:p>
      <text:h text:style-name="P36" text:outline-level="2" text:is-list-header="true">Origin</text:h>
      <text:p text:style-name="Text_20_body">Hanno is named for Hanno the Navigator, a Carthaginian who explored the coast of west Africa about 450 B.C.E.</text:p>
      <text:h text:style-name="Heading_20_2" text:outline-level="2" text:is-list-header="true"><text:span text:style-name="T2">More information</text:span></text:h>
      <text:p text:style-name="Text_20_body"><text:span text:style-name="Strong_20_Emphasis"><text:span text:style-name="T2">Sourceforge Project web site: </text:span></text:span><text:a xlink:type="simple" xlink:href="http://sourceforge.net/projects/hanno/"><text:span text:style-name="Strong_20_Emphasis"><text:span text:style-name="T2">http://sourceforge.net/projects/hanno/</text:span></text:span></text:a></text:p>
      <text:p text:style-name="Text_20_body"><text:span text:style-name="Strong_20_Emphasis"><text:span text:style-name="T2">SCXML working draft: </text:span></text:span><text:a xlink:type="simple" xlink:href="http://www.w3.org/TR/scxml/"><text:span text:style-name="Strong_20_Emphasis"><text:span text:style-name="T2">http://www.w3.org/TR/scxml/</text:span></text:span></text:a></text:p>
      <text:p text:style-name="Text_20_body"><text:span text:style-name="Strong_20_Emphasis"><text:span text:style-name="T2">Apache Commons SCXML: </text:span></text:span><text:a xlink:type="simple" xlink:href="http://commons.apache.org/scxml/"><text:span text:style-name="Strong_20_Emphasis"><text:span text:style-name="T2">http://commons.apache.org/scxml/</text:span></text:span></text:a></text:p>
      <text:p text:style-name="Text_20_body"><text:span text:style-name="Strong_20_Emphasis"><text:span text:style-name="T2">Watij: </text:span></text:span><text:a xlink:type="simple" xlink:href="http://www.watij.com/"><text:span text:style-name="Strong_20_Emphasis"><text:span text:style-name="T2">http://www.watij.com</text:span></text:span></text:a></text:p>
      <text:p text:style-name="Text_20_body"><text:span text:style-name="Strong_20_Emphasis"><text:span text:style-name="T2">Original author's blog: </text:span></text:span><text:a xlink:type="simple" xlink:href="http://opentesting.blogspot.com/"><text:span text:style-name="Strong_20_Emphasis"><text:span text:style-name="T2">http://opentesting.blogspot.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Chris Struble</meta:initial-creator>
    <meta:creation-date>2008-02-18T11:25:31</meta:creation-date>
    <dc:creator>Chris Struble</dc:creator>
    <dc:date>2008-02-18T16:44:41</dc:date>
    <dc:language>en-US</dc:language>
    <meta:editing-cycles>79</meta:editing-cycles>
    <meta:editing-duration>PT4H47M2S</meta:editing-duration>
    <meta:user-defined meta:name="Info 1"/>
    <meta:user-defined meta:name="Info 2"/>
    <meta:user-defined meta:name="Info 3"/>
    <meta:user-defined meta:name="Info 4"/>
    <meta:document-statistic meta:table-count="0" meta:image-count="0" meta:object-count="0" meta:page-count="3" meta:paragraph-count="71" meta:word-count="974" meta:character-count="6009"/>
  </office:meta>
</office:document-meta>
</file>